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へ、変な植物のツルが足に絡まって・・・
動けない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 weird plant just grabbed my leg...
I can't mov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！　今助ける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imme a sec! I'll get you out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待つんだ、はむ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 it, Hamuko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毒性のある植物だった場合、下手に刺激を
与えると春風が危ない。</text:p>
          </table:table-cell>
          <table:table-cell table:style-name="ce0"/>
          <table:table-cell table:style-name="ce0"/>
          <table:table-cell table:style-name="ce0" office:value-type="string">
            <text:p>If this plant happens to be poisonous, one
wrong move could put Harukaze in serious
dange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、この植物についての情報はあるか？</text:p>
          </table:table-cell>
          <table:table-cell table:style-name="ce0"/>
          <table:table-cell table:style-name="ce0"/>
          <table:table-cell table:style-name="ce0" office:value-type="string">
            <text:p>Komu, do you have any information on this
plan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私も初めて見るタイプ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am sorry... this is the first time I have
seen this before, myself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突然急成長してきたところを見る限り、
通常の植物ではないと思います。</text:p>
          </table:table-cell>
          <table:table-cell table:style-name="ce0"/>
          <table:table-cell table:style-name="ce0"/>
          <table:table-cell table:style-name="ce0" office:value-type="string">
            <text:p>However, from the way it suddenly sprang out
of the ground like that, I do not think it
is an ordinary plan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の可能性もありますので、早乙女さんは
離れていてください。</text:p>
          </table:table-cell>
          <table:table-cell table:style-name="ce0"/>
          <table:table-cell table:style-name="ce0"/>
          <table:table-cell table:style-name="ce0" office:value-type="string">
            <text:p>There is a possibility that it is a demon,
so please keep your distance, Saotome-sa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分かった。</text:p>
          </table:table-cell>
          <table:table-cell table:style-name="ce0" office:value-type="string">
            <text:p>Map118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Understood.</text:p>
          </table:table-cell>
          <table:table-cell table:style-name="ce0" office:value-type="string">
            <text:p>Understood.</text:p>
          </table:table-cell>
          <table:table-cell table:number-columns-repeated="1019"/>
        </table:table-row>
        <table:table-row>
          <table:table-cell table:style-name="ce0" office:value-type="string">
            <text:p>ん？　これって・・・</text:p>
          </table:table-cell>
          <table:table-cell table:style-name="ce0" office:value-type="string">
            <text:p>Then 703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Nn? This i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行っちゃった・・・</text:p>
          </table:table-cell>
          <table:table-cell table:style-name="ce0" office:value-type="string">
            <text:p>After 70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they g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良かった・・・のかな？</text:p>
          </table:table-cell>
          <table:table-cell table:style-name="ce0"/>
          <table:table-cell table:style-name="ce0"/>
          <table:table-cell table:style-name="ce0" office:value-type="string">
            <text:p>That's good... righ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ぅ・・・（そわそわっ）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uu... *wriggl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さっそくおトイレ行きたくなってきた・・・
かも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I think... I kinda need to go the
bathroom, now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ごい即効性・・・ね・・・（もじもじ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acts fast... doesn't it... *squirm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と・・・ど、どうしま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m... wh-what should we do, then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とかツルを切って、みんなで急いで下山
するのが一番だと思うのですが・・・</text:p>
          </table:table-cell>
          <table:table-cell table:style-name="ce0"/>
          <table:table-cell table:style-name="ce0"/>
          <table:table-cell table:style-name="ce0" office:value-type="string">
            <text:p>I think it would be best to quickly cut
those vines and hurry down the mountain, bu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手でちぎろうとしたんだけど、予想以上に
頑丈なツルなのよ・・・</text:p>
          </table:table-cell>
          <table:table-cell table:style-name="ce0"/>
          <table:table-cell table:style-name="ce0"/>
          <table:table-cell table:style-name="ce0" office:value-type="string">
            <text:p>I tried to tear the vines off just a moment
ago, but they're way tougher than they look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、無理にほどこうとすると、余計に足を
締め付けられて痛いの・・・</text:p>
          </table:table-cell>
          <table:table-cell table:style-name="ce0"/>
          <table:table-cell table:style-name="ce0"/>
          <table:table-cell table:style-name="ce0" office:value-type="string">
            <text:p>And besides, if I even try, it just tightens
its grip, which really hurt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力ずくで抜け出すのは無理みたい・・・</text:p>
          </table:table-cell>
          <table:table-cell table:style-name="ce0"/>
          <table:table-cell table:style-name="ce0"/>
          <table:table-cell table:style-name="ce0" office:value-type="string">
            <text:p>I don't think brute force is going to get
me out of her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（そわそわ）</text:p>
          </table:table-cell>
          <table:table-cell table:style-name="ce0"/>
          <table:table-cell table:style-name="ce0"/>
          <table:table-cell table:style-name="ce0" office:value-type="string">
            <text:p>Oooh... *fidget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、もう誰かがユリネクスにオシッコ
あげて、満足させるしかないじゃん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-Then someone'll just hafta pee on this
Urinex thing 'til it's happy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た、居づらい話になってきた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e situation has once again become awkward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ジャクラの森を思い出す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kinda like the Jakla Forest all over
agai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で・・・誰がするのかな・・・？</text:p>
          </table:table-cell>
          <table:table-cell table:style-name="ce0"/>
          <table:table-cell table:style-name="ce0"/>
          <table:table-cell table:style-name="ce0" office:value-type="string">
            <text:p>S-So... who's gonna do it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我慢できない人、挙手～！</text:p>
          </table:table-cell>
          <table:table-cell table:style-name="ce0"/>
          <table:table-cell table:style-name="ce0"/>
          <table:table-cell table:style-name="ce0" office:value-type="string">
            <text:p>Hands up, whoever can't hold it anymore〜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正直もうけっこう辛いけど・・・まだ何とか
大丈夫・・・だ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-To be honest, I'm kinda strugglin' here,
but... I think I'll be okay... for the time
bein'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うぅ・・・ど、どうしよう・・・この中じゃ、私が
　一番もれそうなのかな・・・？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Uuuu... wh-what should I do... could I be
the most desperate out of everyone here...?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、でも・・・やっぱり・・・恥ずかしいよぉ・・・//）</text:p>
          </table:table-cell>
          <table:table-cell table:style-name="ce0"/>
          <table:table-cell table:style-name="ce0"/>
          <table:table-cell table:style-name="ce0" office:value-type="string">
            <text:p>(B-But... it really would be... far too
embarrassing... 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ぁー・・・！　だめダ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aaargh—...! No Goooo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、ちょっとガマンできないかも
しれないヨー・・・！！</text:p>
          </table:table-cell>
          <table:table-cell table:style-name="ce0"/>
          <table:table-cell table:style-name="ce0"/>
          <table:table-cell table:style-name="ce0" office:value-type="string">
            <text:p>I don't think I can hold it Anyoooore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じゃ、じゃあたこやきちゃん・・・する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D-Does that mean you'll... do it...
Takoyaki-cha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みんな、あんまり見ないでほしい
ネー・・・////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eah, but I don't want everyone to Staaare...
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済んだら呼んでく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ll me when you're don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するから・・・みんな、あっち向いてて
ナー・・・/////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ll right, here I go... everyone, turn around,
Okaaaay...?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ひ！　お、お願いし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eep! G-Good luck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ー～～・・・（ぷるるるっ）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Fuuuuu〜〜... *brrrrrr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周りにみんながいる中でおしっこするなんて、
　す、すっごいどきどきするヨー・・・////）</text:p>
          </table:table-cell>
          <table:table-cell table:style-name="ce0"/>
          <table:table-cell table:style-name="ce0"/>
          <table:table-cell table:style-name="ce0" office:value-type="string">
            <text:p>(Peeing in the middle of everyone is making
my heart b-beat like Crazyyy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あ・・・こ、この音・・・やば・・・っ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ah... th-that sound... damn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だめ・・・強烈な尿意が・・・っ、ぅ・・・はぁ・・・っ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Oh, no... I need to go so b... ugh... haa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っ・・・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... 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終わったヨー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... All Doooone!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ちゃん、おつかれ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od work, Takoyaki-chaaan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で解放されるはず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 should let you go, now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反応・・・無いみたい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... no reaction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量が足りない、とか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that not enough, or somethin'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か、ツルの力が弱くなってたりしない？</text:p>
          </table:table-cell>
          <table:table-cell table:style-name="ce0"/>
          <table:table-cell table:style-name="ce0"/>
          <table:table-cell table:style-name="ce0" office:value-type="string">
            <text:p>Did the vines not loosen its grip on you at
all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かしら・・・さっきとあんまり変わって
ないと思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et me see... I don't think there's much
difference to before, althoug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足を引き抜いてみるわね・・・</text:p>
          </table:table-cell>
          <table:table-cell table:style-name="ce0"/>
          <table:table-cell table:style-name="ce0"/>
          <table:table-cell table:style-name="ce0" office:value-type="string">
            <text:p>I think it's let go of my leg a littl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ふぁっくしゅ！！　けほけ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... Akchoo!! *cough*, *cough*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ーー！　また吸っちゃったヨー！！
ゲホォッ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aaaaagh! I breathed it in Agaaain!! *hack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ほっ、けほ・・・！　ご、ごめんなさい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cough*, *cough*...! I-I'm so sorry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何で？　ちゃんと根元におしっこ
かけてあげたのに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hy? We doused it in pee, and everything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っぱり、量が・・・ぅ・・・足りないので
しょうか・・・っ？　（もじもじもじもじ・・・っ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suppose it... ooh... was not enough, after
all...? *wiggle* *wiggle* *wiggle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！</text:p>
          </table:table-cell>
          <table:table-cell table:style-name="ce0" office:value-type="string">
            <text:p>504#3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春風さんの足に絡まってるツルの根元に、
穴がいっぱい開いてます・・・</text:p>
          </table:table-cell>
          <table:table-cell table:style-name="ce0"/>
          <table:table-cell table:style-name="ce0"/>
          <table:table-cell table:style-name="ce0" office:value-type="string">
            <text:p>I see lots of holes in the base of the vine
that's tied around Harukaze-san's leg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かしたらこの植物、根っこじゃなくて
この穴から・・・そ、その・・・ソレを吸収
するんじゃないでしょうか・・・？</text:p>
          </table:table-cell>
          <table:table-cell table:style-name="ce0"/>
          <table:table-cell table:style-name="ce0"/>
          <table:table-cell table:style-name="ce0" office:value-type="string">
            <text:p>Maybe it doesn't absorb... u-umm... *it*...
through its roots, but through those holes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本当だ・・・ひめ、よく気付い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you're right... good eye, Him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もしそうだとしたら・・・</text:p>
          </table:table-cell>
          <table:table-cell table:style-name="ce0"/>
          <table:table-cell table:style-name="ce0"/>
          <table:table-cell table:style-name="ce0" office:value-type="string">
            <text:p>But if that's true, then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高い位置にある穴におしっこ
入れられるのは、にゃんこしかい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n't Nyanko the only one who can reach those
high-up holes with her pe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つ、つまり・・・春風さんがしない限り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 means... it needs to be Harukaze-san,
o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やっても拘束は解けないのカ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he'll never get out of Theeer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ぅ・・・っ（もじもじ・・・もじもじ・・・っ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uuu... *squirm*... *wriggle*...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5+02:00</meta:creation-date>
    <dc:date>2020-04-22T20:47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